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ziasztok,</text:p>
      <text:p text:style-name="Standard"/>
      <text:p text:style-name="Standard">mint tudjátok szabadságra megyek január nagy részében, így szétosztottam a jelenleg várakozó projecteket. A hónap közben beérkező feladatokat kérlek magatok között </text:p>
      <text:p text:style-name="Standard">osszátok fel belátásotok szerint (prioritás alapján)</text:p>
      <text:p text:style-name="Standard"/>
      <text:p text:style-name="P1">Takács Tamás:</text:p>
      <text:p text:style-name="P2">- 4569 (digionline statisztika)</text:p>
      <text:p text:style-name="Standard"><text:s text:c="4"/>A statisztikát az ügyfélkapu.digi.hu felületén kell megjeleníteni, xmlrpc hívás(ok) a statisztika lekérdezéséhez a digionline API backend oldalon</text:p>
      <text:p text:style-name="Standard"/>
      <text:p text:style-name="P2">- 4423 (digi.hu mobilos nézet változtatás)</text:p>
      <text:p text:style-name="Standard"><text:s text:c="4"/>A kért változtatások elvégézése, amennyiben szükséges, egyeztetés Enyedi Péterrel. Ezt a project-et csak akkor kell megcsinálni, ha hiba van (ha csak design módosítás, akkor alacsony prioritás). Alacsony prioritás esetén NATPOOL modult kell helyett csinálni.</text:p>
      <text:p text:style-name="Standard"/>
      <text:p text:style-name="P1">Wigand Gábor:</text:p>
      <text:p text:style-name="P2">- 4182 (Nem e-számlásoknak hírlevél kiküldése)</text:p>
      <text:p text:style-name="Standard"><text:s text:c="4"/>Utána kell járni, hogy élesíthető-e a modul (elméletileg nincs részünkről akadálya az élesítésnek). Ha rendben van, akkor élesítés</text:p>
      <text:p text:style-name="Standard"><text:span text:style-name="T1"/></text:p>
      <text:p text:style-name="Standard"><text:span text:style-name="T1">- 4598 (DIGI Film teleszubjektív és importálási hiba)</text:span></text:p>
      <text:p text:style-name="P3"><text:tab/>A kért hibajavítás elvégzése</text:p>
      <text:p text:style-name="Standard"/>
      <text:p text:style-name="P1">Sarló Botond:</text:p>
      <text:p text:style-name="P2">- 4456 (Error log nem megfelelő helyre log-ol)</text:p>
      <text:p text:style-name="Standard"><text:s text:c="3"/>a php error logok ne az 'error_log', DIR_ROOT.'/'.DIR_LOG.'/php_error.log’ -ba kerüljenek, hanem a default helyre a /data/log/php/php.log-ba. Az ide leirt logok kerülnek ugyanis at az ares-ra, ahol meg lehet nézni a hiba okát. <text:s/>Ha megvan a módosítás, akkor szükséges egy felület, ahol a log-okat tudjuk kezelni (szűrni, listázni, stb). UNIX oldalról Budai Gergely tud segíteni ha szükséges.</text:p>
      <text:p text:style-name="Standard"/>
      <text:p text:style-name="P2">- 4512 (Bootstrap theme-nél form-clone-this hibás)</text:p>
      <text:p text:style-name="Standard"><text:s text:c="4"/>a form-clone-this class bootstrap theme-ben nem megfelelően működik. (beduplikálja a gombokat)</text:p>
      <text:p text:style-name="Standard"/>
      <text:p text:style-name="P1">Farkas Csaba:</text:p>
      <text:p text:style-name="P2">- 4350 (webshop POC verzió)</text:p>
      <text:p text:style-name="Standard"><text:s text:c="4"/>A mostani salesweb ügyféloldali megrendelés leadásához használt felület kiváltása egy jobban az igényeinkhez igazodó webshop-al (drupal commerce). Tesztverzió telepítése, teszt kategóriák, csomagok rögzítése, teszt függőségek kialakítása. Nem szükséges mindne funkicónak működnie.</text:p>
      <text:p text:style-name="Standard"/>
      <text:p text:style-name="P1">Szabó Krisztián:</text:p>
      <text:p text:style-name="P2">- 4597 (After January 11, 2016, the “Ads” label will be expanded to all apps on Google Play)</text:p>
      <text:p text:style-name="Standard"><text:s text:c="4"/>A kért változtatások elvégézése</text:p>
      <text:p text:style-name="Standard"/>
      <text:p text:style-name="P1">Egyéb futó project-ek:</text:p>
      <text:p text:style-name="P2">- Audit (Felelős: Gere Tamás)</text:p>
      <text:p text:style-name="Standard"><text:s text:c="4"/>Határidő: január 15. Az összes high és medium hiba megszűntetése az ugyfelkapu.digi.hu oldalon. Fejlesztés után report generálása (A generálsát Török Ákostól kell kérni)</text:p>
      <text:p text:style-name="Standard"/>
      <text:p text:style-name="P2">- Digionline web platform (Felelős: Gere Tamás)</text:p>
      <text:p text:style-name="Standard"><text:s text:c="4"/>Határidő: január 18 hétfő. <text:s/>Beta verzióban élesíteni.</text:p>
      <text:p text:style-name="Standard"><text:soft-page-break/></text:p>
      <text:p text:style-name="P2">- HBO Go (Felelős: Sarló Botond)</text:p>
      <text:p text:style-name="Standard"><text:s text:c="4"/>A szerződés aláírása után élesítés segítése (a mi oldalunkról mindne élesítve van, a kódban már az éles production secret key van). Élesítéskor a már eddig is értesített személyeknek küldjünk emailt. Botond tudja kik voltak eddig is a címzettek között.</text:p>
      <text:p text:style-name="Standard"/>
      <text:p text:style-name="P2">- Mobil project (Felelős: Nagy Tibor)</text:p>
      <text:p text:style-name="Standard"><text:s text:c="4"/>Trein Tamás által meghatározott részfeladatok fejlesztése</text:p>
      <text:p text:style-name="Standard"/>
      <text:p text:style-name="P2">- KKNY project (Felelős: Németh Tamás)</text:p>
      <text:p text:style-name="Standard"><text:s text:c="4"/>Teszt terület rögzítésének folytatása, color policy kialakítása, jóváhagyás igénylése Trein Tamástól, elfogadás esetén teljeskörű felhasználói dokuemntáció a <text:s/>szabványos rögzítéshez / adatok értelmezéséhez.</text:p>
      <text:p text:style-name="Standard"/>
      <text:p text:style-name="P2">- Digionline frissítés (Felelős: Szabó Krisztián)</text:p>
      <text:p text:style-name="Standard"><text:s text:c="4"/>4.1.7 verzió élesítése (child protect modul élesítése). Élesítés után az adminfelületen a felhasználóknak engedélyezni kell az almodul használatát (Feleős: Sarló Botond)</text:p>
      <text:p text:style-name="Standard"/>
      <text:p text:style-name="P2">- Digionline cromecast (Felelős: Szabó Krisztián)</text:p>
      <text:p text:style-name="Standard"><text:s text:c="4"/>Chromecast implementálásának befejezése, befejezés után élesítés (4.1.8)</text:p>
      <text:p text:style-name="Standard"/>
      <text:p text:style-name="P2">- Szerelő project (Felelős: Android csapat + Takács Tamás)</text:p>
      <text:p text:style-name="Standard"><text:s text:c="5"/>Az android-os app továbbfejlesztése Trein Tamás iránymutatása alapján. Amennyiben szükséges egyeztetés Trein Tamással. Takács Tamás / Sarló Botond foglalkozik a szükséges backend fejlesztéssel.</text:p>
      <text:p text:style-name="Standard"/>
      <text:p text:style-name="P2">- Időpontfoglaló project (Felelős: Wigand Gábor)</text:p>
      <text:p text:style-name="Standard"><text:s text:c="4"/>A modul továbbfejlesztése Trein Tamás iránymutatása alapján. Amennyiben szükséges egyeztetés Trein Tamással</text:p>
      <text:p text:style-name="Standard"/>
      <text:p text:style-name="Standard"/>
      <text:p text:style-name="Standard"/>
      <text:p text:style-name="Standard">Ügyelet:</text:p>
      <text:p text:style-name="Standard">2016.01.04 - 2016.01.10 - Kéri Péter</text:p>
      <text:p text:style-name="Standard">2016.01.11 - 2016.01.17 - Takács Tamás</text:p>
      <text:p text:style-name="Standard">2016.01.18 - 2016.01.24 - Nagy Tibor</text:p>
      <text:p text:style-name="Standard">2016.01.25 - 2016.01.31 - Gere Tamás</text:p>
      <text:p text:style-name="Standard"/>
      <text:p text:style-name="Standard">Üdv:</text:p>
      <text:p text:style-name="Standard">KP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éter Kéri</meta:initial-creator>
    <meta:creation-date>2016-01-07T10:19:04.76</meta:creation-date>
    <dc:date>2016-01-11T08:15:25.18</dc:date>
    <dc:creator>Péter Kéri</dc:creator>
    <meta:editing-duration>PT46M24S</meta:editing-duration>
    <meta:editing-cycles>7</meta:editing-cycles>
    <meta:generator>OpenOffice/4.1.2$Win32 OpenOffice.org_project/412m3$Build-9782</meta:generator>
    <meta:document-statistic meta:table-count="0" meta:image-count="0" meta:object-count="0" meta:page-count="2" meta:paragraph-count="50" meta:word-count="521" meta:character-count="3949"/>
  </office:meta>
</office:document-meta>
</file>